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Droid Sans Fallback" svg:font-family="'Droid Sans Fallback'" style:font-family-generic="modern" style:font-pitch="fixed"/>
    <style:font-face style:name="Droid Sans Mono" svg:font-family="'Droid Sans Mono'" style:font-family-generic="modern" style:font-pitch="fixed"/>
    <style:font-face style:name="Lohit Hindi" svg:font-family="'Lohit Hind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1" style:family="text">
      <style:text-properties style:text-underline-style="none"/>
    </style:style>
    <style:style style:name="T2" style:family="text">
      <style:text-properties fo:language="en" fo:country="U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reformatted_20_Text"><text:span text:style-name="T2">Dr. William Sawyer is a computational scientist at the Swiss National Supercomputing Centre (CSCS), in Lugano, Switzerland, an autonomous branch of the Swiss Federal Institute of Technology, Zurich (ETH). He works in the Scientific Community Engagement group as a liaison between CSCS's customers – researchers from a variety of scientific disciplines – and the system engineers and computer scientists who support current and emerging high performance computing solutions. He is also the CSCS contact person for the Geoscience communities. </text:span>William completed his dissertation on "Efficient Numerical Methods for the Shallow Water Equations on the Sphere" in 2006 at the ETH Zurich. He has an extensive research record in the field of parallel applications and algorithms for HPC platforms, in particular for numerical weather prediction, climate models and data assimilation system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Droid Sans Fallback" svg:font-family="'Droid Sans Fallback'" style:font-family-generic="modern" style:font-pitch="fixed"/>
    <style:font-face style:name="Droid Sans Mono" svg:font-family="'Droid Sans Mono'" style:font-family-generic="modern" style:font-pitch="fixed"/>
    <style:font-face style:name="Lohit Hindi" svg:font-family="'Lohit Hind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cm" fo:margin-bottom="0cm"/>
      <style:text-properties style:font-name="Droid Sans Mono" fo:font-size="10pt" style:font-name-asian="Droid Sans Fallback" style:font-size-asian="10pt" style:font-name-complex="Lohit Hindi" style:font-size-complex="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ia </meta:initial-creator>
    <meta:creation-date>2013-05-31T15:10:01</meta:creation-date>
    <dc:date>2014-05-30T16:02:53</dc:date>
    <dc:creator>Manuel Dolz</dc:creator>
    <meta:editing-duration>PT3M25S</meta:editing-duration>
    <meta:editing-cycles>7</meta:editing-cycles>
    <meta:generator>LibreOffice/3.5$Linux_X86_64 LibreOffice_project/350m1$Build-2</meta:generator>
    <meta:document-statistic meta:table-count="0" meta:image-count="0" meta:object-count="0" meta:page-count="1" meta:paragraph-count="1" meta:word-count="130" meta:character-count="883" meta:non-whitespace-character-count="754"/>
  </office:meta>
</office:document-meta>
</file>